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476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476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476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476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476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476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476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476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476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476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476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476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476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476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476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476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476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nuel De Jesùs Lara Blanc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6/2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909144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nuel Neptali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471506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7.35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58" meta:non-whitespace-character-count="990"/>
    <meta:template xlink:type="simple" xlink:actuate="onRequest" xlink:title="Normal" xlink:href=""/>
  </office:meta>
</office:document-meta>
</file>